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monospace"/>
    <style:font-face style:name="Roboto" svg:font-family="Roboto, sans-serif"/>
    <style:font-face style:name="YouTube Noto" svg:font-family="'YouTube Noto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1.856cm"/>
    </style:style>
    <style:style style:name="Tabla1.B" style:family="table-column">
      <style:table-column-properties style:column-width="15.734cm"/>
    </style:style>
    <style:style style:name="Tabla1.1" style:family="table-row">
      <style:table-row-properties fo:background-color="#78909c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P1" style:family="paragraph" style:parent-style-name="Standard">
      <style:text-properties fo:color="#ff3300" fo:font-size="16pt" fo:font-weight="bold" officeooo:rsid="001d6c2e" officeooo:paragraph-rsid="001d6c2e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ff3300" fo:font-size="16pt" fo:font-weight="bold" officeooo:rsid="001d6c2e" officeooo:paragraph-rsid="002816bb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ff3300" fo:font-size="16pt" fo:font-weight="bold" officeooo:rsid="001d6c2e" officeooo:paragraph-rsid="0028a3f5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ff3300" fo:font-size="16pt" fo:font-weight="bold" officeooo:rsid="001d6c2e" officeooo:paragraph-rsid="002e2027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ff3300" fo:font-size="16pt" fo:font-weight="bold" officeooo:rsid="001d6c2e" officeooo:paragraph-rsid="00367d28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ff3300" fo:font-size="16pt" fo:font-weight="bold" officeooo:rsid="002e4133" officeooo:paragraph-rsid="002e4133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ff3300" fo:font-size="16pt" fo:font-weight="bold" officeooo:rsid="002e4133" officeooo:paragraph-rsid="00367307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ff3300" fo:font-size="16pt" fo:font-weight="bold" officeooo:rsid="002e4133" officeooo:paragraph-rsid="003b3a49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ff3300" fo:font-size="16pt" fo:font-weight="bold" officeooo:rsid="0034c414" officeooo:paragraph-rsid="0034c414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ff3300" fo:font-size="16pt" fo:font-weight="bold" officeooo:rsid="0034c414" officeooo:paragraph-rsid="0034c414" fo:background-color="#ffff0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ff3300" style:font-name="Liberation Serif" fo:font-size="16pt" fo:font-weight="bold" officeooo:rsid="002e4133" officeooo:paragraph-rsid="00367307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ff3300" style:font-name="Liberation Serif" fo:font-size="16pt" fo:font-weight="bold" officeooo:rsid="002e4133" officeooo:paragraph-rsid="00367d28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ff3300" style:font-name="Liberation Serif" fo:font-size="16pt" fo:font-weight="bold" officeooo:rsid="00367307" officeooo:paragraph-rsid="00367307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ff3300" style:font-name="Liberation Serif" fo:font-size="16pt" fo:font-weight="bold" officeooo:rsid="00367307" officeooo:paragraph-rsid="00367d28" style:font-size-asian="16pt" style:font-weight-asian="bold" style:font-size-complex="16pt" style:font-weight-complex="bold"/>
    </style:style>
    <style:style style:name="P15" style:family="paragraph" style:parent-style-name="Standard">
      <style:text-properties fo:color="#ff3300" style:font-name="Liberation Serif" fo:font-size="16pt" fo:font-weight="bold" officeooo:rsid="00367307" officeooo:paragraph-rsid="00367d28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ff3300" style:font-name="Liberation Serif" fo:font-size="12pt" fo:font-weight="bold" officeooo:rsid="00367d28" officeooo:paragraph-rsid="00367d28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ff3300" style:font-name="Liberation Serif" fo:font-size="12pt" fo:font-weight="bold" officeooo:rsid="0038406c" officeooo:paragraph-rsid="0038406c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ff3300" style:font-name="Liberation Serif" fo:font-size="12pt" fo:font-weight="bold" officeooo:rsid="0038406c" officeooo:paragraph-rsid="003d161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ff3300" style:font-name="Liberation Serif" fo:font-size="12pt" fo:font-weight="bold" officeooo:rsid="003a050b" officeooo:paragraph-rsid="003a050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ff3300" style:font-name="Liberation Serif" fo:font-size="12pt" fo:font-weight="bold" officeooo:rsid="003d161c" officeooo:paragraph-rsid="003d161c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ff3300" style:font-name="Liberation Serif" fo:font-size="12pt" fo:font-weight="bold" officeooo:rsid="0040a1e4" officeooo:paragraph-rsid="0040a1e4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ff3300" style:font-name="Liberation Serif" fo:font-size="12pt" fo:font-weight="bold" officeooo:rsid="0031c2fe" officeooo:paragraph-rsid="0031c2fe" fo:background-color="#ffff00" style:font-size-asian="12pt" style:font-weight-asian="bold" style:font-size-complex="12pt" style:font-weight-complex="bold"/>
    </style:style>
    <style:style style:name="P23" style:family="paragraph" style:parent-style-name="Standard">
      <style:text-properties officeooo:rsid="00210205" officeooo:paragraph-rsid="00210205"/>
    </style:style>
    <style:style style:name="P24" style:family="paragraph" style:parent-style-name="Standard">
      <style:text-properties officeooo:rsid="0022668f" officeooo:paragraph-rsid="0022668f"/>
    </style:style>
    <style:style style:name="P25" style:family="paragraph" style:parent-style-name="Standard">
      <style:text-properties style:font-name="Liberation Serif" fo:font-size="11pt" style:font-size-asian="11pt" style:font-size-complex="11pt"/>
    </style:style>
    <style:style style:name="P26" style:family="paragraph" style:parent-style-name="Standard">
      <style:text-properties style:font-name="Liberation Serif" fo:font-size="11pt" officeooo:rsid="00407ae6" officeooo:paragraph-rsid="00407ae6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2pt" officeooo:rsid="003114e4" officeooo:paragraph-rsid="003114e4" style:font-size-asian="12pt" style:font-size-complex="12pt"/>
    </style:style>
    <style:style style:name="P29" style:family="paragraph" style:parent-style-name="Standard">
      <style:text-properties fo:color="#000000" fo:font-size="16pt" fo:font-weight="bold" officeooo:rsid="002816bb" officeooo:paragraph-rsid="002816bb" style:font-size-asian="16pt" style:font-weight-asian="bold" style:font-size-complex="16pt" style:font-weight-complex="bold"/>
    </style:style>
    <style:style style:name="P30" style:family="paragraph" style:parent-style-name="Standard">
      <style:text-properties fo:color="#000000" fo:font-size="16pt" fo:font-weight="bold" officeooo:rsid="0028a3f5" officeooo:paragraph-rsid="0028a3f5" style:font-size-asian="16pt" style:font-weight-asian="bold" style:font-size-complex="16pt" style:font-weight-complex="bold"/>
    </style:style>
    <style:style style:name="P31" style:family="paragraph" style:parent-style-name="Standard">
      <style:text-properties fo:color="#000000" fo:font-size="16pt" fo:font-weight="normal" officeooo:rsid="002b6d8d" officeooo:paragraph-rsid="002b6d8d" style:font-size-asian="16pt" style:font-weight-asian="normal" style:font-size-complex="16pt" style:font-weight-complex="normal"/>
    </style:style>
    <style:style style:name="P32" style:family="paragraph" style:parent-style-name="Standard">
      <style:text-properties fo:color="#000000" fo:font-size="16pt" fo:font-weight="normal" officeooo:rsid="002c3bb0" officeooo:paragraph-rsid="002c3bb0" style:font-size-asian="16pt" style:font-weight-asian="normal" style:font-size-complex="16pt" style:font-weight-complex="normal"/>
    </style:style>
    <style:style style:name="P33" style:family="paragraph" style:parent-style-name="Standard">
      <style:text-properties fo:color="#000000" fo:font-size="16pt" fo:font-weight="normal" officeooo:rsid="0031c2fe" officeooo:paragraph-rsid="0031c2fe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fo:font-size="16pt" fo:font-weight="normal" officeooo:rsid="0031c2fe" officeooo:paragraph-rsid="0031c2fe" style:font-size-asian="16pt" style:font-weight-asian="normal" style:font-size-complex="16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Liberation Serif" fo:font-size="10.5pt" fo:font-weight="bold" officeooo:rsid="0040a1e4" officeooo:paragraph-rsid="0040a1e4" style:font-size-asian="10.5pt" style:font-weight-asian="bold" style:font-size-complex="10.5pt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000000" style:font-name="Liberation Serif" fo:font-size="10.5pt" fo:font-weight="normal" officeooo:rsid="0040a1e4" officeooo:paragraph-rsid="0040a1e4" style:font-size-asian="10.5pt" style:font-weight-asian="normal" style:font-size-complex="10.5pt" style:font-weight-complex="normal"/>
    </style:style>
    <style:style style:name="P37" style:family="paragraph" style:parent-style-name="Standard">
      <style:text-properties officeooo:rsid="002816bb" officeooo:paragraph-rsid="002816bb"/>
    </style:style>
    <style:style style:name="P38" style:family="paragraph" style:parent-style-name="Standard">
      <style:text-properties fo:font-size="9pt" officeooo:rsid="002816bb" officeooo:paragraph-rsid="002816bb" style:font-size-asian="9pt" style:font-size-complex="9pt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212121" style:font-name="Roboto" fo:font-size="12pt" fo:letter-spacing="normal" fo:font-style="normal" fo:font-weight="normal" officeooo:rsid="0038406c" officeooo:paragraph-rsid="003d161c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212121" style:font-name="Roboto" fo:font-size="12pt" fo:letter-spacing="normal" fo:font-style="normal" fo:font-weight="normal" officeooo:rsid="004253be" officeooo:paragraph-rsid="004253be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212121" style:font-name="Roboto" fo:font-size="12pt" fo:letter-spacing="normal" fo:font-style="normal" fo:font-weight="normal" officeooo:rsid="0042afde" officeooo:paragraph-rsid="0042afde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ff3300" style:font-name="Roboto" fo:font-size="16pt" fo:letter-spacing="normal" fo:font-style="normal" fo:font-weight="bold" officeooo:rsid="001d6c2e" officeooo:paragraph-rsid="0042afde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cc9900" style:font-name="Liberation Serif" fo:font-size="12pt" fo:font-weight="bold" officeooo:rsid="0038406c" officeooo:paragraph-rsid="0038406c" style:font-size-asian="12pt" style:font-weight-asian="bold" style:font-size-complex="12pt" style:font-weight-complex="bold"/>
    </style:style>
    <style:style style:name="P44" style:family="paragraph" style:parent-style-name="Standard">
      <style:paragraph-properties fo:break-before="page"/>
      <style:text-properties fo:color="#ff3300" fo:font-size="16pt" fo:font-weight="bold" officeooo:rsid="001d6c2e" officeooo:paragraph-rsid="002e2027" style:font-size-asian="16pt" style:font-weight-asian="bold" style:font-size-complex="16pt" style:font-weight-complex="bold"/>
    </style:style>
    <style:style style:name="P45" style:family="paragraph" style:parent-style-name="Standard">
      <style:paragraph-properties fo:break-before="page"/>
      <style:text-properties fo:color="#ff3300" fo:font-size="16pt" fo:font-weight="bold" officeooo:rsid="001d6c2e" officeooo:paragraph-rsid="00367307" style:font-size-asian="16pt" style:font-weight-asian="bold" style:font-size-complex="16pt" style:font-weight-complex="bold"/>
    </style:style>
    <style:style style:name="P46" style:family="paragraph" style:parent-style-name="Text_20_body">
      <style:paragraph-properties fo:text-align="justify" style:justify-single-word="false"/>
      <style:text-properties fo:font-variant="normal" fo:text-transform="none" fo:color="#212121" style:font-name="Roboto" fo:font-size="12pt" fo:letter-spacing="normal" fo:font-style="normal" fo:font-weight="normal" officeooo:rsid="002c3bb0" officeooo:paragraph-rsid="002c3bb0" style:font-size-asian="16pt" style:font-weight-asian="normal" style:font-size-complex="16pt" style:font-weight-complex="normal"/>
    </style:style>
    <style:style style:name="P47" style:family="paragraph" style:parent-style-name="Text_20_body">
      <style:text-properties officeooo:rsid="0030d7d9" officeooo:paragraph-rsid="0031c2fe"/>
    </style:style>
    <style:style style:name="P48" style:family="paragraph" style:parent-style-name="Heading_20_2">
      <style:text-properties officeooo:rsid="0022668f" officeooo:paragraph-rsid="0022668f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212121"/>
    </style:style>
    <style:style style:name="P5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2121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dca26" style:font-weight-asian="bold" style:font-weight-complex="bold"/>
    </style:style>
    <style:style style:name="T3" style:family="text">
      <style:text-properties fo:font-weight="bold" officeooo:rsid="003e8768" style:font-weight-asian="bold" style:font-weight-complex="bold"/>
    </style:style>
    <style:style style:name="T4" style:family="text">
      <style:text-properties fo:font-variant="normal" fo:text-transform="none" fo:color="#3b78e7" style:font-name="Roboto Mono" fo:font-size="10.5pt" fo:letter-spacing="normal" fo:font-style="normal" fo:font-weight="normal"/>
    </style:style>
    <style:style style:name="T5" style:family="text">
      <style:text-properties fo:font-variant="normal" fo:text-transform="none" fo:color="#37474f" style:font-name="Roboto Mono" fo:font-size="10.5pt" fo:letter-spacing="normal" fo:font-style="normal" fo:font-weight="normal"/>
    </style:style>
    <style:style style:name="T6" style:family="text">
      <style:text-properties fo:font-variant="normal" fo:text-transform="none" fo:color="#37474f" style:font-name="Liberation Serif" fo:font-size="11pt" fo:letter-spacing="normal" fo:font-style="normal" fo:font-weight="bold" fo:background-color="#f7f7f7" loext:char-shading-value="0" style:font-size-asian="11pt" style:font-size-complex="11pt" fo:padding="0cm" fo:border="none"/>
    </style:style>
    <style:style style:name="T7" style:family="text">
      <style:text-properties fo:font-variant="normal" fo:text-transform="none" fo:color="#212121" style:font-name="Roboto" fo:font-size="18pt" fo:font-style="normal" fo:font-weight="normal"/>
    </style:style>
    <style:style style:name="T8" style:family="text">
      <style:text-properties fo:font-variant="normal" fo:text-transform="none" fo:color="#212121" style:font-name="Liberation Serif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212121" style:font-name="Liberation Serif" fo:font-size="11pt" fo:letter-spacing="normal" fo:font-style="normal" fo:font-weight="bold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fo:color="#212121" fo:font-style="normal" fo:font-weight="bold" style:font-weight-asian="bold" style:font-weight-complex="bold"/>
    </style:style>
    <style:style style:name="T11" style:family="text">
      <style:text-properties fo:font-variant="normal" fo:text-transform="none" fo:color="#212121" fo:letter-spacing="normal" fo:font-style="normal"/>
    </style:style>
    <style:style style:name="T12" style:family="text">
      <style:text-properties fo:font-variant="normal" fo:text-transform="none" fo:color="#212121" fo:letter-spacing="normal" fo:font-style="normal" fo:font-weight="normal"/>
    </style:style>
    <style:style style:name="T13" style:family="text">
      <style:text-properties fo:font-variant="normal" fo:text-transform="none" fo:color="#212121" fo:letter-spacing="normal" fo:font-style="normal" fo:font-weight="normal" officeooo:rsid="0030d7d9"/>
    </style:style>
    <style:style style:name="T14" style:family="text">
      <style:text-properties fo:font-variant="normal" fo:text-transform="none" fo:color="#212121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212121" fo:letter-spacing="normal" fo:font-style="normal" fo:font-weight="normal" officeooo:rsid="003a050b" style:font-weight-asian="normal" style:font-weight-complex="normal"/>
    </style:style>
    <style:style style:name="T16" style:family="text">
      <style:text-properties fo:font-variant="normal" fo:text-transform="none" fo:color="#212121" fo:letter-spacing="normal" fo:font-style="normal" fo:font-weight="normal" officeooo:rsid="003a477b" style:font-weight-asian="normal" style:font-weight-complex="normal"/>
    </style:style>
    <style:style style:name="T17" style:family="text">
      <style:text-properties fo:font-variant="normal" fo:text-transform="none" fo:color="#212121" fo:letter-spacing="normal" fo:font-style="normal" fo:font-weight="normal" officeooo:rsid="003b3a49" style:font-weight-asian="normal" style:font-weight-complex="normal"/>
    </style:style>
    <style:style style:name="T18" style:family="text">
      <style:text-properties fo:font-variant="normal" fo:text-transform="none" fo:color="#212121" fo:letter-spacing="normal" fo:font-style="normal" fo:font-weight="normal" officeooo:rsid="003d6eda" style:font-weight-asian="normal" style:font-weight-complex="normal"/>
    </style:style>
    <style:style style:name="T19" style:family="text">
      <style:text-properties fo:font-variant="normal" fo:text-transform="none" fo:color="#212121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333333" style:font-name="YouTube Noto" fo:font-size="9.75pt" fo:letter-spacing="normal" fo:font-style="normal"/>
    </style:style>
    <style:style style:name="T21" style:family="text">
      <style:text-properties fo:font-variant="normal" fo:text-transform="none" fo:color="#333333" style:font-name="YouTube Noto" fo:font-size="9.75pt" fo:letter-spacing="normal" fo:font-style="normal" fo:font-weight="normal"/>
    </style:style>
    <style:style style:name="T22" style:family="text">
      <style:text-properties fo:font-variant="normal" fo:text-transform="none" fo:color="#333333" style:font-name="YouTube Noto" fo:font-size="9.75pt" fo:letter-spacing="normal" fo:font-style="normal" fo:font-weight="normal" officeooo:rsid="0029e270"/>
    </style:style>
    <style:style style:name="T23" style:family="text">
      <style:text-properties fo:font-variant="normal" fo:text-transform="none" fo:color="#000000" style:font-name="YouTube Noto" fo:font-size="15pt" fo:letter-spacing="normal" fo:font-style="normal" fo:font-weight="normal" officeooo:rsid="002c3bb0" fo:background-color="transparent" loext:char-shading-value="0" style:font-weight-asian="normal" style:font-weight-complex="normal" fo:padding="0cm" fo:border="none"/>
    </style:style>
    <style:style style:name="T24" style:family="text">
      <style:text-properties fo:font-variant="normal" fo:text-transform="none" fo:color="#000000" style:font-name="YouTube Noto" fo:font-size="15pt" fo:letter-spacing="normal" fo:font-style="normal" fo:font-weight="normal" officeooo:rsid="003b3a49" fo:background-color="transparent" loext:char-shading-value="0" style:font-weight-asian="normal" style:font-weight-complex="normal" fo:padding="0cm" fo:border="none"/>
    </style:style>
    <style:style style:name="T25" style:family="text">
      <style:text-properties fo:font-variant="normal" fo:text-transform="none" fo:color="#000000" style:font-name="YouTube Noto" fo:font-size="15pt" fo:letter-spacing="normal" fo:font-style="normal" fo:font-weight="normal" officeooo:rsid="003d161c" fo:background-color="transparent" loext:char-shading-value="0" style:font-weight-asian="normal" style:font-weight-complex="normal" fo:padding="0cm" fo:border="none"/>
    </style:style>
    <style:style style:name="T26" style:family="text">
      <style:text-properties fo:font-variant="normal" fo:text-transform="none" fo:color="#000000" style:font-name="YouTube Noto" fo:font-size="15pt" fo:letter-spacing="normal" fo:font-style="normal" officeooo:rsid="002c3bb0" fo:background-color="transparent" loext:char-shading-value="0" fo:padding="0cm" fo:border="none"/>
    </style:style>
    <style:style style:name="T27" style:family="text">
      <style:text-properties fo:font-variant="normal" fo:text-transform="none" fo:color="#000000" style:font-name="YouTube Noto" fo:font-size="15pt" fo:letter-spacing="normal" fo:font-style="normal" officeooo:rsid="00367307" fo:background-color="transparent" loext:char-shading-value="0" fo:padding="0cm" fo:border="none"/>
    </style:style>
    <style:style style:name="T28" style:family="text">
      <style:text-properties fo:font-variant="normal" fo:text-transform="none" fo:color="#000000" style:font-name="YouTube Noto" fo:font-size="15pt" fo:letter-spacing="normal" fo:font-style="normal" officeooo:rsid="00367d28" fo:background-color="transparent" loext:char-shading-value="0" fo:padding="0cm" fo:border="none"/>
    </style:style>
    <style:style style:name="T29" style:family="text">
      <style:text-properties fo:font-variant="normal" fo:text-transform="none" fo:color="#000000" fo:letter-spacing="normal" fo:font-style="normal" officeooo:rsid="002c3bb0" fo:padding="0cm" fo:border="none"/>
    </style:style>
    <style:style style:name="T30" style:family="text">
      <style:text-properties fo:font-variant="normal" fo:text-transform="none" fo:color="#000000" fo:letter-spacing="normal" fo:font-style="normal" fo:padding="0cm" fo:border="none"/>
    </style:style>
    <style:style style:name="T31" style:family="text">
      <style:text-properties fo:font-variant="normal" fo:text-transform="none" fo:color="#ff0000" fo:letter-spacing="normal" fo:font-style="normal"/>
    </style:style>
    <style:style style:name="T32" style:family="text">
      <style:text-properties fo:font-variant="normal" fo:text-transform="none" fo:color="#ff0000" fo:letter-spacing="normal" fo:font-style="normal" fo:font-weight="normal"/>
    </style:style>
    <style:style style:name="T33" style:family="text">
      <style:text-properties fo:font-variant="normal" fo:text-transform="none" fo:color="#ff0000" fo:letter-spacing="normal" fo:font-style="normal" fo:font-weight="bold" style:font-weight-asian="bold" style:font-weight-complex="bold"/>
    </style:style>
    <style:style style:name="T34" style:family="text">
      <style:text-properties fo:font-variant="normal" fo:text-transform="none" fo:color="#ff0000" fo:letter-spacing="normal" fo:font-style="normal" fo:padding="0cm" fo:border="none"/>
    </style:style>
    <style:style style:name="T35" style:family="text">
      <style:text-properties fo:font-variant="normal" fo:text-transform="none" fo:letter-spacing="normal" fo:font-style="normal"/>
    </style:style>
    <style:style style:name="T3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7" style:family="text">
      <style:text-properties fo:font-variant="normal" fo:text-transform="none" fo:color="#cc9900" fo:letter-spacing="normal" fo:font-style="normal"/>
    </style:style>
    <style:style style:name="T38" style:family="text">
      <style:text-properties fo:font-variant="normal" fo:text-transform="none" fo:color="#cc9900" fo:letter-spacing="normal" fo:font-style="normal" fo:font-weight="normal" style:font-weight-asian="normal" style:font-weight-complex="normal"/>
    </style:style>
    <style:style style:name="T39" style:family="text">
      <style:text-properties fo:font-variant="normal" fo:text-transform="none" fo:color="#cc9900" fo:letter-spacing="normal" fo:font-style="normal" fo:font-weight="normal" officeooo:rsid="003a050b" style:font-weight-asian="normal" style:font-weight-complex="normal"/>
    </style:style>
    <style:style style:name="T40" style:family="text">
      <style:text-properties fo:font-variant="normal" fo:text-transform="none" fo:color="#cc9900" fo:letter-spacing="normal" fo:font-style="normal" fo:font-weight="normal" officeooo:rsid="003a477b" style:font-weight-asian="normal" style:font-weight-complex="normal"/>
    </style:style>
    <style:style style:name="T41" style:family="text">
      <style:text-properties fo:font-variant="normal" fo:text-transform="none" fo:color="#ff6600" fo:letter-spacing="normal" fo:font-style="normal" officeooo:rsid="003a050b"/>
    </style:style>
    <style:style style:name="T42" style:family="text">
      <style:text-properties fo:font-variant="normal" fo:text-transform="none" fo:color="#ff6600" fo:letter-spacing="normal" fo:font-style="normal" officeooo:rsid="003a477b"/>
    </style:style>
    <style:style style:name="T43" style:family="text">
      <style:text-properties fo:font-variant="normal" fo:text-transform="none" fo:color="#ff6600" style:font-name="YouTube Noto" fo:font-size="15pt" fo:letter-spacing="normal" fo:font-style="normal" officeooo:rsid="003d161c" fo:background-color="#ffff00" loext:char-shading-value="0" fo:padding="0cm" fo:border="none"/>
    </style:style>
    <style:style style:name="T44" style:family="text">
      <style:text-properties fo:font-variant="normal" fo:text-transform="none" fo:color="#ff6600" fo:font-size="11pt" fo:letter-spacing="normal" fo:font-style="normal" style:font-size-asian="11pt" style:font-size-complex="11pt"/>
    </style:style>
    <style:style style:name="T45" style:family="text">
      <style:text-properties fo:font-variant="normal" fo:text-transform="none" fo:color="#ff6600" fo:font-size="11pt" fo:letter-spacing="normal" fo:font-style="normal" officeooo:rsid="003b3a49" style:font-size-asian="11pt" style:font-size-complex="11pt"/>
    </style:style>
    <style:style style:name="T46" style:family="text">
      <style:text-properties fo:font-variant="normal" fo:text-transform="none" fo:color="#ff6600" fo:font-size="11pt" fo:letter-spacing="normal" fo:font-style="normal" officeooo:rsid="003d161c" style:font-size-asian="11pt" style:font-size-complex="11pt"/>
    </style:style>
    <style:style style:name="T47" style:family="text">
      <style:text-properties style:font-name="Liberation Serif" fo:font-size="11pt" style:font-size-asian="11pt" style:font-size-complex="11pt"/>
    </style:style>
    <style:style style:name="T48" style:family="text">
      <style:text-properties fo:font-weight="normal" officeooo:rsid="003dca26" style:font-weight-asian="normal" style:font-weight-complex="normal"/>
    </style:style>
    <style:style style:name="T49" style:family="text">
      <style:text-properties fo:font-weight="normal" officeooo:rsid="003e8768" style:font-weight-asian="normal" style:font-weight-complex="normal"/>
    </style:style>
    <style:style style:name="T50" style:family="text">
      <style:text-properties fo:color="#212121" fo:font-weight="bold"/>
    </style:style>
    <style:style style:name="T51" style:family="text">
      <style:text-properties officeooo:rsid="002816bb"/>
    </style:style>
    <style:style style:name="T52" style:family="text">
      <style:text-properties officeooo:rsid="0028a3f5"/>
    </style:style>
    <style:style style:name="T53" style:family="text">
      <style:text-properties officeooo:rsid="002e2027"/>
    </style:style>
    <style:style style:name="T54" style:family="text">
      <style:text-properties fo:color="#ff0000"/>
    </style:style>
    <style:style style:name="T55" style:family="text">
      <style:text-properties fo:color="#ff0000" fo:font-weight="bold" style:font-weight-asian="bold" style:font-weight-complex="bold"/>
    </style:style>
    <style:style style:name="T56" style:family="text">
      <style:text-properties fo:color="#ff0000" fo:font-weight="bold" officeooo:rsid="0031c2fe" style:font-weight-asian="bold" style:font-weight-complex="bold"/>
    </style:style>
    <style:style style:name="T57" style:family="text">
      <style:text-properties officeooo:rsid="0031c2fe"/>
    </style:style>
    <style:style style:name="T58" style:family="text">
      <style:text-properties fo:background-color="#ffff00" loext:char-shading-value="0"/>
    </style:style>
    <style:style style:name="T59" style:family="text">
      <style:text-properties officeooo:rsid="00367d28"/>
    </style:style>
    <style:style style:name="T60" style:family="text">
      <style:text-properties fo:color="#ff3300" fo:font-weight="bold" officeooo:rsid="003d6eda" style:font-weight-asian="bold" style:font-weight-complex="bold"/>
    </style:style>
    <style:style style:name="T61" style:family="text">
      <style:text-properties fo:color="#ff6600" style:font-name="YouTube Noto" fo:font-size="15pt" officeooo:rsid="003d161c" fo:background-color="#ffff00" loext:char-shading-value="0" fo:padding="0cm" fo:border="none"/>
    </style:style>
    <style:style style:name="T62" style:family="text">
      <style:text-properties fo:color="#ff6600" style:font-name="YouTube Noto" fo:font-size="15pt" fo:font-weight="normal" officeooo:rsid="003d161c" fo:background-color="#ffff00" loext:char-shading-value="0" style:font-weight-asian="normal" style:font-weight-complex="normal" fo:padding="0cm" fo:border="none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none"/>
    </style:style>
    <style:style style:name="T65" style:family="text">
      <style:text-properties officeooo:rsid="003b3a49" style:font-weight-asian="normal" style:font-weight-complex="normal"/>
    </style:style>
    <style:style style:name="T66" style:family="text">
      <style:text-properties officeooo:rsid="0042afde"/>
    </style:style>
    <style:style style:name="T67" style:family="text">
      <style:text-properties fo:color="#000000" style:font-name="YouTube Noto" fo:font-size="15pt" officeooo:rsid="00367d28" fo:background-color="transparent" loext:char-shading-value="0" fo:padding="0cm" fo:border="none"/>
    </style:style>
    <style:style style:name="T68" style:family="text">
      <style:text-properties fo:color="#000000" style:font-name="YouTube Noto" fo:font-size="15pt" fo:font-weight="normal" officeooo:rsid="002c3bb0" fo:background-color="transparent" loext:char-shading-value="0" style:font-weight-asian="normal" style:font-weight-complex="normal" fo:padding="0cm" fo:border="none"/>
    </style:style>
    <style:style style:name="T69" style:family="text">
      <style:text-properties fo:color="#000000" style:font-name="YouTube Noto" fo:font-size="15pt" fo:font-weight="normal" officeooo:rsid="003d161c" fo:background-color="transparent" loext:char-shading-value="0" style:font-weight-asian="normal" style:font-weight-complex="normal" fo:padding="0cm" fo:border="none"/>
    </style:style>
    <style:style style:name="T70" style:family="text">
      <style:text-properties fo:color="#000000" style:font-name="YouTube Noto" fo:font-size="15pt" fo:font-weight="normal" officeooo:rsid="00367d28" fo:background-color="transparent" loext:char-shading-value="0" style:font-weight-asian="normal" style:font-weight-complex="normal" fo:padding="0cm" fo:border="none"/>
    </style:style>
    <style:style style:name="T71" style:family="text">
      <style:text-properties fo:background-color="transparent" loext:char-shading-value="0" fo:padding="0cm" fo:border="none"/>
    </style:style>
    <style:style style:name="T72" style:family="text">
      <style:text-properties officeooo:rsid="0042afde" fo:background-color="transparent" loext:char-shading-value="0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a xlink:type="simple" xlink:href="https://firebase.google.com/products/"><text:span text:style-name="T58">https://firebase.google.com/products/</text:span></text:a></text:p>
      <text:p text:style-name="P10">elije el producto y luego documento para ver la documentación del producto que elegistes</text:p>
      <text:p text:style-name="P1">Clase 1</text:p>
      <text:p text:style-name="Standard">Entrar <text:s/>a database y cambiar las <text:span text:style-name="T1">reglas por true</text:span>, para poder leer y escribir en la BD sin autenticación</text:p>
      <text:p text:style-name="Standard"><text:a xlink:type="simple" xlink:href="https://firebase.google.com/docs/database/web/read-and-write?hl=es-419"><text:span text:style-name="T47">https://firebase.google.com/docs/database/web/read-and-write?hl=es-419</text:span></text:a></text:p>
      <text:p text:style-name="Standard">{</text:p>
      <text:p text:style-name="Standard"><text:s text:c="2"/>"rules": {</text:p>
      <text:p text:style-name="Standard"><text:s text:c="4"/>".read": "auth != null",</text:p>
      <text:p text:style-name="Standard"><text:s text:c="4"/>".write": "auth != null"</text:p>
      <text:p text:style-name="Standard"><text:s text:c="2"/>}</text:p>
      <text:p text:style-name="Standard">}</text:p>
      <text:p text:style-name="Standard">Cambiar por true</text:p>
      <text:p text:style-name="Standard"><text:a xlink:type="simple" xlink:href="https://firebase.google.com/docs/database/security/quickstart?hl=es-419#sample-rules"><text:span text:style-name="T47">https://firebase.google.com/docs/database/security/quickstart?hl=es-419#sample-rules</text:span></text:a></text:p>
      <text:p text:style-name="Standard"/>
      <text:p text:style-name="Standard">{</text:p>
      <text:p text:style-name="Standard"><text:s text:c="2"/>"rules": {</text:p>
      <text:p text:style-name="Standard"><text:s text:c="4"/>".read": true,</text:p>
      <text:p text:style-name="Standard"><text:s text:c="4"/>".write": true,</text:p>
      <text:p text:style-name="Standard"><text:s text:c="2"/>}</text:p>
      <text:p text:style-name="Standard">}</text:p>
      <text:p text:style-name="Standard"/>
      <text:p text:style-name="Standard">json </text:p>
      <text:p text:style-name="Standard">{</text:p>
      <text:p text:style-name="Standard"><text:s text:c="2"/>"text" : "hola soy osmel"</text:p>
      <text:p text:style-name="Standard">}</text:p>
      <text:p text:style-name="P23"/>
      <text:p text:style-name="P23"/>
      <text:p text:style-name="P24"><text:span text:style-name="T1">creamos una referencia a la BD con el uso de <text:s/>firebase.database().ref().</text:span></text:p>
      <text:p text:style-name="P24">y una localizacion hija con el uso de <text:s/>.child('text');</text:p>
      <text:p text:style-name="P24">var dbRef = firebase.database().ref().child('text');</text:p>
      <text:p text:style-name="P24"/>
      <text:p text:style-name="P24">con esto ya podemos sincronizar el cambio que se produzca en la bd mediante on()</text:p>
      <text:p text:style-name="P24"><text:s/>dbRef.on('value', snap =&gt; holaMundo.innerText = snap.val() );</text:p>
      <text:p text:style-name="P24"/>
      <text:h text:style-name="P48" text:outline-level="2"><text:bookmark text:name="get_a_database_reference"/><text:span text:style-name="T7">Obtén una referencia de la base de datos</text:span></text:h>
      <text:p text:style-name="Text_20_body"><text:span text:style-name="T4">var</text:span><text:span text:style-name="T5"> database = firebase.database();</text:span></text:p>
      <text:p text:style-name="Standard"><text:span text:style-name="T8">Para recuperar los datos de Firebase, se debe </text:span><text:span text:style-name="T9">agregar un agente de escucha asíncrono</text:span><text:span text:style-name="T8"> a una </text:span><text:span text:style-name="Source_20_Text"><text:span text:style-name="T6">firebase.database.Reference</text:span></text:span><text:span text:style-name="T8">. El agente de escucha se activa una vez para el estado inicial de los datos y otra vez cuando los datos cambian.</text:span></text:p>
      <text:p text:style-name="Text_20_body"><text:line-break/></text:p>
      <text:p text:style-name="P2">Clase <text:span text:style-name="T51">2</text:span></text:p>
      <text:p text:style-name="P29">Objeto</text:p>
      <text:p text:style-name="P37"><text:soft-page-break/><text:s text:c="3"/>// Sincronizar cambios objeto</text:p>
      <text:p text:style-name="P37"><text:s text:c="4"/>dbRefObject.on('value', snap =&gt; {</text:p>
      <text:p text:style-name="P37"><text:s text:c="6"/>preObject.innerText = JSON.stringify(snap.val(),null, 3);</text:p>
      <text:p text:style-name="P37"><text:s text:c="6"/>console.log(snap.key+' : '+ JSON.stringify(snap.val()) <text:s/>);</text:p>
      <text:p text:style-name="P37"><text:s text:c="4"/>});</text:p>
      <text:p text:style-name="P38">{</text:p>
      <text:p text:style-name="P38"><text:s text:c="2"/>"objeto" :[ {</text:p>
      <text:p text:style-name="P38"><text:s text:c="4"/>"edad" : 40,</text:p>
      <text:p text:style-name="P38"><text:s text:c="4"/>"nombre" : "osmel",</text:p>
      <text:p text:style-name="P38"><text:s text:c="4"/>"sexo" : true</text:p>
      <text:p text:style-name="P38"><text:s text:c="2"/>},</text:p>
      <text:p text:style-name="P38"><text:s text:c="2"/>{</text:p>
      <text:p text:style-name="P38"><text:s text:c="4"/>"edad" : 10,</text:p>
      <text:p text:style-name="P38"><text:s text:c="4"/>"nombre" : "duvi",</text:p>
      <text:p text:style-name="P38"><text:s text:c="4"/>"sexo" : true</text:p>
      <text:p text:style-name="P38"><text:s text:c="2"/>},</text:p>
      <text:p text:style-name="P38"><text:s text:c="2"/>{</text:p>
      <text:p text:style-name="P38"><text:s text:c="4"/>"edad" : 8,</text:p>
      <text:p text:style-name="P38"><text:s text:c="4"/>"nombre" : "alex",</text:p>
      <text:p text:style-name="P38"><text:s text:c="4"/>"sexo" : true</text:p>
      <text:p text:style-name="P38"><text:s text:c="2"/>},</text:p>
      <text:p text:style-name="P38"><text:s text:c="2"/>{</text:p>
      <text:p text:style-name="P38"><text:s text:c="4"/>"edad" : 2,</text:p>
      <text:p text:style-name="P38"><text:s text:c="4"/>"nombre" : "fide",</text:p>
      <text:p text:style-name="P38"><text:s text:c="4"/>"sexo" : true</text:p>
      <text:p text:style-name="P38"><text:s text:c="2"/>}</text:p>
      <text:p text:style-name="P38"></text:p>
      <text:p text:style-name="P38">],</text:p>
      <text:p text:style-name="P38"><text:s text:c="2"/>"text" : "hola soy osmel"</text:p>
      <text:p text:style-name="P38">}</text:p>
      <text:p text:style-name="P38"/>
      <text:p text:style-name="P38"/>
      <text:p text:style-name="P3">Clase <text:span text:style-name="T52">3</text:span></text:p>
      <text:p text:style-name="P30">Lista: <text:span text:style-name="T22">A</text:span><text:span text:style-name="T21">ccediendo a la base de datos en tiempo real, en ese caso viendo como acceder y mostrar listas, mediante el </text:span><text:span text:style-name="T20">uso de los eventos Child</text:span></text:p>
      <text:p text:style-name="P31"/>
      <text:p text:style-name="P31">En la bd creas un key con un value= <text:span text:style-name="T20">{"javascript":"javascript"}</text:span></text:p>
      <text:p text:style-name="P31"/>
      <text:p text:style-name="P32"><text:a xlink:type="simple" xlink:href="https://firebase.google.com/docs/database/web/lists-of-data?hl=es-419">https://firebase.google.com/docs/database/web/lists-of-data?hl=es-419</text:a><text:span text:style-name="T20"> </text:span></text:p>
      <text:p text:style-name="P32"/>
      <text:p text:style-name="P4"/>
      <text:p text:style-name="P44">Clase <text:span text:style-name="T53">4</text:span><text:bookmark text:name="eow-title"/><text:span text:style-name="T53">: </text:span><text:span text:style-name="T26">Autentificación</text:span><text:span text:style-name="T23">.</text:span></text:p>
      <text:p text:style-name="P6"><text:a xlink:type="simple" xlink:href="https://firebase.google.com/docs/auth/web/start"><text:span text:style-name="T23">https://firebase.google.com/docs/auth/web/start</text:span></text:a></text:p>
      <text:p text:style-name="P6"/>
      <text:p text:style-name="P22"><text:span text:style-name="T29">C</text:span><text:span text:style-name="T30">hecar en authenticación: en Los “métodos de inicio de sessión” si esta </text:span><text:span text:style-name="T34">habilitado</text:span></text:p>
      <text:p text:style-name="P34">sino tendremos un error como este The given sign-in provider is disabled for this Firebase project. Enable it in the Firebase console, under the sign-in method tab of the Auth section. </text:p>
      <text:p text:style-name="P33"/>
      <text:p text:style-name="P46">Puedes usar Firebase Authentication para permitir que los usuarios accedan a tu app con uno o más métodos de acceso, que incluyen el <text:span text:style-name="T55">acceso con dirección de correo electrónico y contraseña</text:span>, y <text:span text:style-name="T54">proveedores de identidad</text:span> federada, como Acceso con <text:span text:style-name="T1">Google</text:span> y Acceso con <text:span text:style-name="T1">Facebook</text:span>. Este instructivo te muestra cómo agregar un acceso con dirección de correo electrónico y contraseña a tu app para comenzar con Firebase Authentication.</text:p>
      <text:p text:style-name="P47"><text:span text:style-name="T57">const auth = firebase.</text:span><text:span text:style-name="T56">auth</text:span><text:span text:style-name="T57">(); <text:s/>//Nos devuelve todos los métodos de autenticación que se necesitan</text:span></text:p>
      <text:p text:style-name="P27"><text:span text:style-name="T1">Registra usuarios nuevos</text:span></text:p>
      <text:p text:style-name="P27">Permita a los usuarios nuevos registrarse en tu app mediante su dirección de correo electrónico y una contraseña.</text:p>
      <text:p text:style-name="P27">Cuando un usuario complete el formulario, valida la dirección de correo electrónico y la contraseña que proporcionó el usuario para después pasarlas al método <text:span text:style-name="T55">createUserWithEmailAndPassword</text:span>:</text:p>
      <text:p text:style-name="P27"/>
      <text:p text:style-name="P27">firebase.auth().createUserWithEmailAndPassword(email, password).catch(function(error) {</text:p>
      <text:p text:style-name="P27"><text:s text:c="2"/>// Handle Errors here.</text:p>
      <text:p text:style-name="P27"><text:s text:c="2"/>var errorCode = error.code;</text:p>
      <text:p text:style-name="P27"><text:s text:c="2"/>var errorMessage = error.message;</text:p>
      <text:p text:style-name="P27"><text:s text:c="2"/>// ...</text:p>
      <text:p text:style-name="P27">});</text:p>
      <text:p text:style-name="P27"><text:line-break/><text:bookmark text:name="sign_in_existing_users"/><text:span text:style-name="T10">Acceso de usuarios existentes</text:span></text:p>
      <text:p text:style-name="P27"><text:span text:style-name="T13"></text:span></text:p>
      <text:p text:style-name="P27"><text:span text:style-name="T12">Cuando un usuario complete el formulario, llama al método </text:span><text:span text:style-name="T33">signInWithEmailAndPassword</text:span><text:span text:style-name="T12">:</text:span></text:p>
      <text:p text:style-name="P27"><text:span text:style-name="T12"></text:span></text:p>
      <text:p text:style-name="P27"><text:span text:style-name="T12">firebase.auth().signInWithEmailAndPassword(email, password).catch(function(error) {</text:span></text:p>
      <text:p text:style-name="P27"><text:span text:style-name="T12"><text:s text:c="2"/>// Handle Errors here.</text:span></text:p>
      <text:p text:style-name="P27"><text:span text:style-name="T12"><text:s text:c="2"/>var errorCode = error.code;</text:span></text:p>
      <text:p text:style-name="P27"><text:span text:style-name="T12"><text:s text:c="2"/>var errorMessage = error.message;</text:span></text:p>
      <text:p text:style-name="P27"><text:span text:style-name="T12"><text:s text:c="2"/>// ...</text:span></text:p>
      <text:p text:style-name="P27"><text:span text:style-name="T12">});</text:span></text:p>
      <text:p text:style-name="P27"/>
      <text:p text:style-name="P28"><text:span text:style-name="T12"></text:span></text:p>
      <text:p text:style-name="P28"><text:span text:style-name="T12"></text:span></text:p>
      <text:p text:style-name="P28"><text:span text:style-name="T19">Configura un observador de estado de autenticación y obtén datos del usuario</text:span><text:span text:style-name="T12"></text:span></text:p>
      <text:p text:style-name="P28"><text:span text:style-name="T12"></text:span></text:p>
      <text:p text:style-name="P28"><text:span text:style-name="T12">Para cada una de las páginas de la app que necesiten información sobre el usuario que accedió, </text:span><text:span text:style-name="T19">vincula </text:span><text:soft-page-break/><text:span text:style-name="T19">un observador al objeto de autenticación global</text:span><text:span text:style-name="T12">. Se llama a este observador </text:span><text:span text:style-name="T19">cada vez que el estado de acceso del usuario cambia(conectado, desconectado)</text:span><text:span text:style-name="T12">.</text:span></text:p>
      <text:p text:style-name="P28"><text:span text:style-name="T12"></text:span></text:p>
      <text:p text:style-name="P28"><text:span text:style-name="T12">Vincula al observador con el método </text:span><text:span text:style-name="T33">onAuthStateChanged</text:span><text:span text:style-name="T12">. Cuando un usuario acceda correctamente, podrás obtener información acerca de él en el observador.</text:span></text:p>
      <text:p text:style-name="P28"><text:span text:style-name="T12"></text:span></text:p>
      <text:p text:style-name="P28"><text:span text:style-name="T12">firebase.auth().onAuthStateChanged(function(user) {</text:span></text:p>
      <text:p text:style-name="P28"><text:span text:style-name="T12"><text:s text:c="2"/>if (user) {</text:span></text:p>
      <text:p text:style-name="P28"><text:span text:style-name="T12"><text:s text:c="4"/>// User is signed in.</text:span></text:p>
      <text:p text:style-name="P28"><text:span text:style-name="T12"><text:s text:c="4"/>var displayName = user.displayName;</text:span></text:p>
      <text:p text:style-name="P28"><text:span text:style-name="T12"><text:s text:c="4"/>var email = user.email;</text:span></text:p>
      <text:p text:style-name="P28"><text:span text:style-name="T12"><text:s text:c="4"/>var emailVerified = user.emailVerified;</text:span></text:p>
      <text:p text:style-name="P28"><text:span text:style-name="T12"><text:s text:c="4"/>var photoURL = user.photoURL;</text:span></text:p>
      <text:p text:style-name="P28"><text:span text:style-name="T12"><text:s text:c="4"/>var isAnonymous = user.isAnonymous;</text:span></text:p>
      <text:p text:style-name="P28"><text:span text:style-name="T12"><text:s text:c="4"/>var uid = user.uid;</text:span></text:p>
      <text:p text:style-name="P28"><text:span text:style-name="T12"><text:s text:c="4"/>var providerData = user.providerData;</text:span></text:p>
      <text:p text:style-name="P28"><text:span text:style-name="T12"><text:s text:c="4"/>// ...</text:span></text:p>
      <text:p text:style-name="P28"><text:span text:style-name="T12"><text:s text:c="2"/>} else {</text:span></text:p>
      <text:p text:style-name="P28"><text:span text:style-name="T12"><text:s text:c="4"/>// User is signed out.</text:span></text:p>
      <text:p text:style-name="P28"><text:span text:style-name="T12"><text:s text:c="4"/>// ...</text:span></text:p>
      <text:p text:style-name="P28"><text:span text:style-name="T12"><text:s text:c="2"/>}</text:span></text:p>
      <text:p text:style-name="P28"><text:span text:style-name="T12">});</text:span></text:p>
      <text:p text:style-name="P28"/>
      <text:p text:style-name="P45">Clase <text:bookmark text:name="eow-title1"/><text:span text:style-name="T59">5: </text:span><text:span text:style-name="T27">Storage(Almacenamientos de archivos)</text:span><text:span text:style-name="T23">.</text:span></text:p>
      <text:p text:style-name="P7"><text:a xlink:type="simple" xlink:href="https://firebase.google.com/docs/auth/web/start"><text:span text:style-name="T23">https://firebase.google.com/docs/auth/web/start</text:span></text:a></text:p>
      <text:p text:style-name="P11"/>
      <text:p text:style-name="P13"><text:span text:style-name="T12">en las reglas </text:span></text:p>
      <text:p text:style-name="P13"><text:span text:style-name="T12"><text:s/>if request.auth != null; <text:s text:c="3"/>por <text:s text:c="2"/></text:span><text:span text:style-name="T32">if true;</text:span></text:p>
      <text:p text:style-name="P13"/>
      <text:p text:style-name="P13"><text:span text:style-name="T12">request</text:span></text:p>
      <text:p text:style-name="P13"/>
      <text:p text:style-name="P5">Clase <text:span text:style-name="T59">6: </text:span><text:span text:style-name="T27">Storage(Almacenamientos de archivos)</text:span><text:span text:style-name="T23">.</text:span></text:p>
      <text:p text:style-name="P15"><text:span text:style-name="T23"/></text:p>
      <text:p text:style-name="P5"/>
      <text:p text:style-name="P5">Clase <text:span text:style-name="T59">7: </text:span><text:span text:style-name="T28">Database para desarrolladores SQL</text:span><text:span text:style-name="T23">.</text:span><text:span text:style-name="T25">(</text:span><text:span text:style-name="T43">reglas</text:span><text:span text:style-name="T25">)</text:span></text:p>
      <text:p text:style-name="P8"><text:a xlink:type="simple" xlink:href="https://firebase.google.com/docs/database/security/?hl=es-419">https://firebase.google.com/docs/database/security/?hl=es-419</text:a><text:span text:style-name="T24"> </text:span></text:p>
      <text:p text:style-name="P12"/>
      <text:p text:style-name="P16"><text:span text:style-name="T12">Para evitar que los usuarios entren los datos que quieran a Sql, Sql usa los denominados </text:span><text:span text:style-name="T31">esquemas</text:span><text:span text:style-name="T12">(que es donde se definen los campos y los valores que tendran los campos). Y para evitar que dejen espacios en blanco o dupliquen valores, etc, se usan los denominados </text:span><text:span text:style-name="T31">constraint</text:span><text:span text:style-name="T12">(que es donde se definen las restricciones de not null, primary key, etc).</text:span></text:p>
      <text:p text:style-name="P16"/>
      <text:p text:style-name="P17"><text:span text:style-name="T12">Si intentamos añadir un valor con un nuevo campo que no aparece en la tabla, sql no lo permitiría, porque ese nuevo campo no esta en el </text:span><text:span text:style-name="T11">esquema, </text:span><text:span text:style-name="T14">asi que si queremos añadir ese nuevo campo tendremos que escribir una declaración </text:span></text:p>
      <text:p text:style-name="P43"><text:span text:style-name="T36">Alter table </text:span><text:span text:style-name="T35">nombtabla </text:span><text:span text:style-name="T36">add Column Nombrecolumna varchar(100) not null</text:span></text:p>
      <text:p text:style-name="P17"/>
      <text:p text:style-name="P17"><text:span text:style-name="T14">Pero finalmente tambien nos dará un error porque la clausula </text:span><text:span text:style-name="T38">not null, </text:span><text:span text:style-name="T14">estaría obligando a la tabla a que ese campo tenga un valor, y no lo tiene en ese momento, por tanto tendriamos que quitar a </text:span><text:span text:style-name="T38">not null</text:span></text:p>
      <text:p text:style-name="P17"/>
      <text:p text:style-name="P19"><text:span text:style-name="T38">Por tanto tendriamos que estar cambiando el squema constantemente y estar migrando los datos para que no se pierdan, por tanto es aqui donde entran las bases de datos NO SQL</text:span><text:span text:style-name="T37">, COMO FIREBASE</text:span></text:p>
      <text:p text:style-name="P19"/>
      <text:p text:style-name="P18"><text:span text:style-name="T15">La base de datos de firebase, es una base de datos </text:span><text:span text:style-name="T41">NO SQL JSON</text:span><text:span text:style-name="T15">, que es lo mismo que decir, que es un simple objeto json, y la estructura de json es simple(clave:valor)</text:span><text:span text:style-name="T39">. </text:span><text:span text:style-name="T40">La bases de datos no relacionales son lo que se denomina </text:span><text:span text:style-name="T42">esquema LESS</text:span><text:span text:style-name="T40">, </text:span><text:span text:style-name="T15"><text:s/></text:span><text:span text:style-name="T16">lo que significa que no tienes que definir cual es la estructura de datos para comenzar a insertar datos, esto da flexibilidad, ya que no tienes que ir al inicio y estar alterando esquema para poder actualizar los datos, o incluir nuevos tipos de datos, </text:span><text:span text:style-name="T17">pero que no podamos especificar un esquema, no significa que no podamos validar los tipos de datos que usaremos. </text:span></text:p>
      <text:p text:style-name="P18"/>
      <text:p text:style-name="P18"><text:span text:style-name="T17">Para esto tienen reglas de seguridad(</text:span><text:span text:style-name="T45">Que permiten especificar forma y tamaño, antes de que sean salvados los datos, </text:span><text:span text:style-name="T46">ademas de </text:span><text:span text:style-name="T44">quién tiene acceso de lectura y escritura a tu base de datos, cómo se estructuran los datos y qué índices existen.</text:span><text:span text:style-name="T17">). Pueden ser escritas </text:span><text:span text:style-name="T18">después</text:span><text:span text:style-name="T17"> </text:span><text:span text:style-name="T18">de </text:span><text:span text:style-name="T17">que </text:span><text:span text:style-name="T18">hayamos determinado cual va a ser la estructura de datos, que se adapta a nuestro proyecto, lo que nos da una gran flexibilidad</text:span></text:p>
      <text:p text:style-name="P18"/>
      <text:p text:style-name="P20"><text:span text:style-name="T14">Tipos de reglas</text:span></text:p>
      <text:p text:style-name="P20"><text:soft-page-break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9"><text:span text:style-name="Strong_20_Emphasis"><text:span text:style-name="T50">.read</text:span></text:span></text:p>
          </table:table-cell>
          <table:table-cell table:style-name="Tabla1.A1" office:value-type="string">
            <text:p text:style-name="P50">Describe si los <text:span text:style-name="T1">usuarios pueden leer los datos</text:span> y cuándo pueden hacerlo.</text:p>
          </table:table-cell>
        </table:table-row>
        <table:table-row table:style-name="Tabla1.1">
          <table:table-cell table:style-name="Tabla1.A1" office:value-type="string">
            <text:p text:style-name="P49"><text:span text:style-name="Strong_20_Emphasis"><text:span text:style-name="T50">.write</text:span></text:span></text:p>
          </table:table-cell>
          <table:table-cell table:style-name="Tabla1.A1" office:value-type="string">
            <text:p text:style-name="P50">Indica si se <text:span text:style-name="T1">permite la escritura de datos </text:span>y en qué momento se permite.</text:p>
          </table:table-cell>
        </table:table-row>
        <table:table-row table:style-name="Tabla1.1">
          <table:table-cell table:style-name="Tabla1.A1" office:value-type="string">
            <text:p text:style-name="P49"><text:span text:style-name="Strong_20_Emphasis"><text:span text:style-name="T50">.validate</text:span></text:span></text:p>
          </table:table-cell>
          <table:table-cell table:style-name="Tabla1.A1" office:value-type="string">
            <text:p text:style-name="P50">Define el <text:span text:style-name="T1">aspecto de un valor con formato correcto</text:span>, si este tiene atributos secundarios y el tipo de datos. <text:span text:style-name="T60">(podemos pensar como constraint de sql)</text:span></text:p>
          </table:table-cell>
        </table:table-row>
        <table:table-row table:style-name="Tabla1.1">
          <table:table-cell table:style-name="Tabla1.A1" office:value-type="string">
            <text:p text:style-name="P49"><text:span text:style-name="Strong_20_Emphasis"><text:span text:style-name="T50">.indexOn</text:span></text:span></text:p>
          </table:table-cell>
          <table:table-cell table:style-name="Tabla1.A1" office:value-type="string">
            <text:p text:style-name="P51">Especifica un<text:span text:style-name="T1"> elemento secundario para indexarlo </text:span>y admitir las solicitudes y las consultas.</text:p>
          </table:table-cell>
        </table:table-row>
      </table:table>
      <text:p text:style-name="Text_20_body"><text:line-break/></text:p>
      <text:p text:style-name="P25">Regla para la <text:span text:style-name="T1">tabla persona</text:span> donde obliga que los campos<text:span text:style-name="T1"> “nombre y apellidos sean string”</text:span> y <text:span text:style-name="T1">“edad sea Numero”. </text:span><text:span text:style-name="T48">Si no ocurre asi los datos no se guardan, de esta forma podemos validar los datos como si fuera un </text:span><text:span text:style-name="T2">esquema </text:span><text:span text:style-name="T48">con </text:span><text:span text:style-name="T2">constraint</text:span><text:span text:style-name="T49">(</text:span><text:span text:style-name="T3">limitaciones</text:span><text:span text:style-name="T49">)</text:span><text:span text:style-name="T48"> </text:span></text:p>
      <text:p text:style-name="P25"><text:s/>{</text:p>
      <text:p text:style-name="P25"><text:s text:c="2"/>"rules": {</text:p>
      <text:p text:style-name="P25"><text:s text:c="4"/>"Personas": {</text:p>
      <text:p text:style-name="P25"><text:s text:c="6"/>".validate": "newData.child('nombre').isString() &amp;&amp; <text:s text:c="3"/></text:p>
      <text:p text:style-name="P25"><text:s text:c="17"/>: "newData.child('apellido').isString() &amp;&amp; </text:p>
      <text:p text:style-name="P25"><text:s text:c="17"/>: "newData.child('edad').isNumber() &amp;&amp; </text:p>
      <text:p text:style-name="P25"><text:s text:c="4"/>}</text:p>
      <text:p text:style-name="P25"><text:s text:c="2"/>}</text:p>
      <text:p text:style-name="P25">}</text:p>
      <text:p text:style-name="P25"/>
      <text:p text:style-name="P26">Otro ejemplo más generalizado donde indica que, los datos escritos en /foo/ deben corresponder a una string con menos de 100 caracteres</text:p>
      <text:p text:style-name="P26">{</text:p>
      <text:p text:style-name="P26"><text:s text:c="2"/>"rules": {</text:p>
      <text:p text:style-name="P26"><text:s text:c="4"/>"foo": {</text:p>
      <text:p text:style-name="P26"><text:s text:c="6"/>".validate": "newData.isString() &amp;&amp; newData.val().length &lt; 100"</text:p>
      <text:p text:style-name="P26"><text:s text:c="4"/>}</text:p>
      <text:p text:style-name="P26"><text:s text:c="2"/>}</text:p>
      <text:p text:style-name="P26">}</text:p>
      <text:p text:style-name="P25"></text:p>
      <text:p text:style-name="P21">Para insertar datos, usamos el sdk</text:p>
      <text:p text:style-name="P36"/>
      <text:p text:style-name="P36">const db = firebase.database(); //objeto de base de datos</text:p>
      <text:p text:style-name="P36">const Alumnos = db.ref().child('alumnos'); <text:s/>//Referencia a tabla Alumno</text:p>
      <text:p text:style-name="P36">{</text:p>
      <text:p text:style-name="P36"><text:s text:c="3"/>"alumnos":{ <text:s/>// esta es la tabla</text:p>
      <text:p text:style-name="P36"><text:s text:c="6"/>"alumno_uno":{ <text:s/>// esta la "clave primaria"</text:p>
      <text:p text:style-name="P36"><text:s text:c="10"/>nombre:"osmel",</text:p>
      <text:p text:style-name="P36"><text:s text:c="10"/>apellidos:"calderón",</text:p>
      <text:p text:style-name="P36"><text:s text:c="10"/>edad:"40",</text:p>
      <text:p text:style-name="P36"><text:s text:c="7"/>} <text:s text:c="2"/></text:p>
      <text:p text:style-name="P36"><text:s text:c="3"/>}</text:p>
      <text:p text:style-name="P36">}</text:p>
      <text:p text:style-name="P36"><text:s/></text:p>
      <text:p text:style-name="P35"><text:span text:style-name="T64">Otro</text:span> caso de referirme a campos, estableciendo valores</text:p>
      <text:p text:style-name="P36">firebase.database().ref('users/' + userId).set({</text:p>
      <text:p text:style-name="P36"><text:s text:c="4"/>username: name,</text:p>
      <text:p text:style-name="P36"><text:s text:c="4"/>email: email,</text:p>
      <text:p text:style-name="P36"><text:s text:c="4"/>profile_picture : imageUrl</text:p>
      <text:p text:style-name="P36"><text:s text:c="2"/>});</text:p>
      <text:p text:style-name="P39"/>
      <text:p text:style-name="P40"><text:soft-page-break/><text:a xlink:type="simple" xlink:href="http://www.csvjson.com/sql2json"><text:span text:style-name="T65">http://www.csvjson.com/sql2json</text:span></text:a></text:p>
      <text:p text:style-name="P40"/>
      <text:p text:style-name="P40"/>
      <text:p text:style-name="P42">Clase <text:span text:style-name="T66">8: </text:span><text:span text:style-name="T67">Database para desarrolladores SQL</text:span><text:span text:style-name="T68">.</text:span><text:span text:style-name="T69">(</text:span><text:span text:style-name="T61">reglas</text:span><text:span text:style-name="T69">)</text:span></text:p>
      <text:p text:style-name="P42"><text:span text:style-name="T71">Clase </text:span><text:span text:style-name="T72">9:</text:span><text:span text:style-name="T70"> Database para desarrolladores SQL</text:span><text:span text:style-name="T68">.</text:span><text:span text:style-name="T69">(</text:span><text:span text:style-name="T62">reglas</text:span><text:span text:style-name="T69">)</text:span></text:p>
      <text:p text:style-name="P42"><text:span text:style-name="T69"/></text:p>
      <text:p text:style-name="P41">Recuperar datos desde firebase</text:p>
      <text:p text:style-name="P41"/>
      <text:p text:style-name="P41"><text:a xlink:type="simple" xlink:href="https://firebase.google.com/docs/database/admin/retrieve-data?hl=es-419"><text:span text:style-name="T65">https://firebase.google.com/docs/database/admin/retrieve-data?hl=es-419</text:span></text:a></text:p>
      <text:p text:style-name="P41"><text:span text:style-name="T65"/></text:p>
      <text:p text:style-name="P40"><text:span text:style-name="T6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 Mono" svg:font-family="'Roboto Mono', monospace"/>
    <style:font-face style:name="Roboto" svg:font-family="Roboto, sans-serif"/>
    <style:font-face style:name="YouTube Noto" svg:font-family="'YouTube Noto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21:16:24.670566542</meta:creation-date>
    <meta:generator>LibreOffice/4.2.8.2$Linux_X86_64 LibreOffice_project/420m0$Build-2</meta:generator>
    <dc:date>2017-08-27T03:14:14.763722590</dc:date>
    <meta:editing-duration>PT5H20M27S</meta:editing-duration>
    <meta:editing-cycles>32</meta:editing-cycles>
    <meta:document-statistic meta:table-count="1" meta:image-count="0" meta:object-count="0" meta:page-count="7" meta:paragraph-count="185" meta:word-count="1269" meta:character-count="8870" meta:non-whitespace-character-count="7318"/>
  </office:meta>
</office:document-meta>
</file>